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76ee"/>
    </style:style>
    <style:style style:name="P2" style:family="paragraph" style:parent-style-name="Standard">
      <style:text-properties officeooo:rsid="001ebf37" officeooo:paragraph-rsid="001ebf37"/>
    </style:style>
    <style:style style:name="P3" style:family="paragraph" style:parent-style-name="Standard">
      <style:text-properties officeooo:rsid="001ebf37" officeooo:paragraph-rsid="001ebf37"/>
    </style:style>
    <style:style style:name="P4" style:family="paragraph" style:parent-style-name="Standard">
      <style:text-properties officeooo:rsid="00216f54" officeooo:paragraph-rsid="00216f54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776ee"/>
    </style:style>
    <style:style style:name="T2" style:family="text">
      <style:text-properties officeooo:rsid="0018ef34"/>
    </style:style>
    <style:style style:name="T3" style:family="text">
      <style:text-properties officeooo:rsid="001ae709"/>
    </style:style>
    <style:style style:name="T4" style:family="text">
      <style:text-properties officeooo:rsid="001cca33"/>
    </style:style>
    <style:style style:name="T5" style:family="text">
      <style:text-properties fo:color="#007020"/>
    </style:style>
    <style:style style:name="T6" style:family="text">
      <style:text-properties fo:color="#000000"/>
    </style:style>
    <style:style style:name="T7" style:family="text">
      <style:text-properties fo:color="#06287e"/>
    </style:style>
    <style:style style:name="T8" style:family="text">
      <style:text-properties fo:color="#60a0b0"/>
    </style:style>
    <style:style style:name="T9" style:family="text">
      <style:text-properties fo:color="#666666"/>
    </style:style>
    <style:style style:name="T10" style:family="text">
      <style:text-properties fo:color="#40a070"/>
    </style:style>
    <style:style style:name="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goal of this TM is to compare the trajectory of a real life rocket to a computer simulation, in order to evaluate the reliability of simulations. In order to achieve this goal, we </text:span><text:span text:style-name="T2">first wrote</text:span><text:span text:style-name="T1"> a basic simulation </text:span><text:span text:style-name="T2">program in Python</text:span><text:span text:style-name="T1">, giving an estimation of the rocket’s height in function of time. </text:span><text:span text:style-name="T3">We will then figure out the possible error sources, design the launchpad, design the rocket, build both, </text:span><text:span text:style-name="T4">re-write the prediction program adding 3D space prediction,</text:span><text:span text:style-name="T3"> launch the rocket and compare between real life measurement predictions. </text:span></text:p>
      <text:p text:style-name="P1"/>
      <text:p text:style-name="P1"/>
      <text:p text:style-name="P2">The predictor mk1:</text:p>
      <text:p text:style-name="P2"><draw:frame text:anchor-type="paragraph" draw:z-index="0" draw:name="Shape1" draw:style-name="gr1" draw:text-style-name="P5" svg:width="6.3988in" svg:height="0.7071in" svg:x="0.1728in" svg:y="0.1807in"><draw:text-box><text:p><text:span text:style-name="T5">def</text:span><text:span text:style-name="T6"> </text:span><text:span text:style-name="T7">get_curr_grav</text:span><text:span text:style-name="T6">(height):</text:span></text:p><text:p><text:span text:style-name="T6"><text:tab/></text:span><text:span text:style-name="T8"># returns the current acceleration of gravity in m.s⁻²</text:span></text:p><text:p><text:span text:style-name="T6"><text:tab/></text:span><text:span text:style-name="T5">return</text:span><text:span text:style-name="T6"> (cons_G</text:span><text:span text:style-name="T9">*</text:span><text:span text:style-name="T6">cons_EarthMass)</text:span><text:span text:style-name="T9">/</text:span><text:span text:style-name="T6">(cons_EarthRadi </text:span><text:span text:style-name="T9">+</text:span><text:span text:style-name="T6"> height)</text:span><text:span text:style-name="T9">**</text:span><text:span text:style-name="T10">2</text:span></text:p></draw:text-box></draw:frame></text:p>
      <text:p text:style-name="P2"/>
      <text:p text:style-name="P2"/>
      <text:p text:style-name="P2"/>
      <text:p text:style-name="P2"/>
      <text:p text:style-name="P4">Her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7:34:56.266414975</meta:creation-date>
    <dc:date>2020-05-08T18:29:55.445527838</dc:date>
    <meta:editing-duration>PT32M59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1" meta:paragraph-count="3" meta:word-count="92" meta:character-count="560" meta:non-whitespace-character-count="469"/>
  </office:meta>
</office:document-meta>
</file>